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Title">
      <style:paragraph-properties fo:text-align="end" style:justify-single-word="false"/>
      <style:text-properties fo:font-size="32pt" style:font-size-asian="32pt" style:font-size-complex="32pt"/>
    </style:style>
    <style:style style:name="P4" style:family="paragraph" style:parent-style-name="Title">
      <style:paragraph-properties fo:margin-top="0cm" fo:margin-bottom="0.706cm" fo:text-align="end" style:justify-single-word="false"/>
      <style:text-properties fo:font-size="32pt" style:font-size-asian="32pt" style:font-size-complex="32pt"/>
    </style:style>
    <style:style style:name="P5" style:family="paragraph" style:parent-style-name="Subtitle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ByLine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ByLine">
      <style:paragraph-properties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Reporte #2</text:p>
      <text:p text:style-name="P4"/>
      <text:p text:style-name="P4">Para</text:p>
      <text:p text:style-name="P3"/>
      <text:p text:style-name="P3">Control <text:s/>Pos-cosecha</text:p>
      <text:p text:style-name="P5"/>
      <text:p text:style-name="P7">Versión 1.0 Beta</text:p>
      <text:p text:style-name="P7"/>
      <text:p text:style-name="P7">Preparado por Maikol P.A – Rony O</text:p>
      <text:p text:style-name="P7"/>
      <text:p text:style-name="P7">M&amp;R</text:p>
      <text:p text:style-name="P7"/>
      <text:p text:style-name="P7">05/05/2014</text:p>
      <text:p text:style-name="P7"/>
      <text:p text:style-name="P7"/>
      <text:p text:style-name="P7"/>
      <text:p text:style-name="P7"/>
      <text:p text:style-name="P7"/>
      <text:p text:style-name="P6"/>
      <text:p text:style-name="P2"/>
      <text:p text:style-name="P2"/>
      <text:p text:style-name="P2"><text:soft-page-break/></text:p>
      <text:p text:style-name="P2">REPORTE #3</text:p>
      <text:p text:style-name="P2"/>
      <text:p text:style-name="P2"/>
      <text:p text:style-name="P9"/>
      <text:p text:style-name="P1"/>
      <text:p text:style-name="P1">En este tercer avance se elaboró el prototipo del proyecto <text:s/>además del documento <text:s/>SRS, para concluir estos documentos necesitamos reunirnos varias veces y así <text:s/>finalizar <text:s/>de la mejor manera.</text:p>
      <text:p text:style-name="P1"/>
      <text:p text:style-name="P1">Lastimosamente en este avance se nos dificulto realizar visitas a la empresa, esto por razones económicas y de disponibilidad, no obstante esto no afecto tanto, dado que en las visitas anteriores logramos extraer información de suma importancia que nos fue muy útil en este tercer avance.</text:p>
      <text:p text:style-name="P1"/>
      <text:p text:style-name="P1">También se realizo la corrección a los avances anteriores basados en las observaciones dadas.</text:p>
      <text:p text:style-name="P1"/>
      <text:p text:style-name="P1"/>
      <text:p text:style-name="P1">Ademas en este tercer avance nos enfrentamos a un gran reto puesto que nuestro sistema pos-cosecha abarca tres sub-sistemas, por lo cual es un sistema sumamente grande de manera que el prototipo consumió mucho tiempo en la elaboración, ademas de dedicación y esfuerzo ya que nuestro tiempo claramente se ve reducido a final de semest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cm" fo:margin-bottom="0.423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text-properties fo:font-size="14pt" style:font-size-asian="14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ol P A</meta:initial-creator>
    <meta:creation-date>2014-03-15T20:56:37.02</meta:creation-date>
    <dc:date>2014-06-08T23:02:20.93</dc:date>
    <meta:editing-duration>PT9M4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2" meta:paragraph-count="12" meta:word-count="163" meta:character-count="1013"/>
  </office:meta>
</office:document-meta>
</file>